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139in" draw:marker-start-center="false" draw:marker-end="" draw:marker-end-width="0.139in" draw:marker-end-center="false" svg:stroke-opacity="100%" draw:stroke-linejoin="round" draw:fill="solid" draw:fill-color="#0047ff" draw:secondary-fill-color="#99ccff" draw:gradient-step-count="0" draw:fill-hatch-solid="false" draw:opacity="100%" draw:opacity-name="" draw:fill-image-width="0in" draw:fill-image-height="0in" style:repeat="repeat" draw:fill-image-ref-point-x="0%" draw:fill-image-ref-point-y="0%" draw:fill-image-ref-point="center" draw:tile-repeat-offset="0% vertical" draw:shadow="hidden" draw:shadow-offset-x="0.1181in" draw:shadow-offset-y="0.1181in" draw:shadow-color="#000000" draw:shadow-opacity="100%" style:run-through="foreground"/>
    </style:style>
    <style:style style:name="gr5" style:family="graphic">
      <style:graphic-properties draw:stroke="none" svg:stroke-width="0in" draw:fill-color="#0047ff" dr3d:vertical-segments="4" dr3d:close-front="true" dr3d:close-back="true" style:run-through="foreground"/>
    </style:style>
    <style:style style:name="gr6" style:family="graphic">
      <style:graphic-properties draw:stroke="none" svg:stroke-width="0in" svg:stroke-color="#000000" draw:marker-start="" draw:marker-start-width="0.139in" draw:marker-start-center="false" draw:marker-end="" draw:marker-end-width="0.139in" draw:marker-end-center="false" svg:stroke-opacity="100%" draw:stroke-linejoin="round" draw:fill="solid" draw:fill-color="#e6e64c" draw:secondary-fill-color="#99ccff" draw:gradient-step-count="0" draw:fill-hatch-solid="false" draw:opacity="100%" draw:opacity-name="" draw:fill-image-width="0in" draw:fill-image-height="0in" style:repeat="repeat" draw:fill-image-ref-point-x="0%" draw:fill-image-ref-point-y="0%" draw:fill-image-ref-point="center" draw:tile-repeat-offset="0% vertical" draw:shadow="hidden" draw:shadow-offset-x="0.1181in" draw:shadow-offset-y="0.1181in" draw:shadow-color="#000000" draw:shadow-opacity="100%" style:run-through="foreground"/>
    </style:style>
    <style:style style:name="gr7" style:family="graphic">
      <style:graphic-properties draw:stroke="none" svg:stroke-width="0in" draw:fill-color="#e6e64c" dr3d:vertical-segments="4" dr3d:close-front="true" dr3d:close-back="true" style:run-through="foreground"/>
    </style:style>
    <style:style style:name="gr8" style:family="graphic">
      <style:graphic-properties draw:stroke="none" svg:stroke-width="0in" svg:stroke-color="#000000" draw:marker-start="" draw:marker-start-center="false" draw:marker-end="" draw:marker-end-center="false" svg:stroke-opacity="100%" draw:stroke-linejoin="round" draw:fill="solid" draw:fill-color="#ffff66" draw:secondary-fill-color="#99ccff" draw:gradient-step-count="0" draw:fill-hatch-solid="false" draw:opacity="100%" draw:opacity-name="" draw:fill-image-width="0in" draw:fill-image-height="0in" style:repeat="repeat" draw:fill-image-ref-point-x="0%" draw:fill-image-ref-point-y="0%" draw:fill-image-ref-point="center" draw:tile-repeat-offset="0% vertical" draw:shadow="hidden" draw:shadow-offset-x="0.1181in" draw:shadow-offset-y="0.1181in" draw:shadow-color="#000000" draw:shadow-opacity="100%" style:run-through="foreground"/>
    </style:style>
    <style:style style:name="gr9" style:family="graphic">
      <style:graphic-properties draw:stroke="none" draw:fill-color="#ffff66" draw:shadow="hidden" dr3d:vertical-segments="32" dr3d:close-front="true" dr3d:close-back="true" style:run-through="foreground"/>
    </style:style>
    <style:style style:name="gr10" style:family="graphic">
      <style:graphic-properties draw:stroke="none" svg:stroke-width="0in" draw:marker-start-width="0in" draw:marker-end-width="0in" draw:fill="solid" draw:fill-color="#ffff66" draw:shadow="hidden" dr3d:vertical-segments="32" dr3d:close-front="true" dr3d:close-back="true" style:run-through="foreground"/>
    </style:style>
    <style:style style:name="gr11" style:family="graphic">
      <style:graphic-properties draw:stroke="none" svg:stroke-width="0in" svg:stroke-color="#000000" draw:marker-start="" draw:marker-start-center="false" draw:marker-end="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in" draw:fill-image-height="0in" style:repeat="repeat" draw:fill-image-ref-point-x="0%" draw:fill-image-ref-point-y="0%" draw:fill-image-ref-point="center" draw:tile-repeat-offset="0% vertical" draw:shadow="hidden" draw:shadow-offset-x="0.1181in" draw:shadow-offset-y="0.1181in" draw:shadow-color="#000000" draw:shadow-opacity="100%" style:run-through="foreground"/>
    </style:style>
    <style:style style:name="gr12" style:family="graphic">
      <style:graphic-properties draw:stroke="none" draw:fill-color="#0000ff" draw:shadow="hidden" dr3d:vertical-segments="32" dr3d:close-front="true" dr3d:close-back="true" style:run-through="foreground"/>
    </style:style>
    <style:style style:name="gr13" style:family="graphic">
      <style:graphic-properties draw:stroke="none" svg:stroke-width="0in" draw:marker-start-width="0in" draw:marker-end-width="0in" draw:fill="solid" draw:fill-color="#0000ff" draw:shadow="hidden" dr3d:vertical-segments="32" dr3d:close-front="true" dr3d:close-back="true" style:run-through="foreground"/>
    </style:style>
    <style:style style:name="gr14" style:family="graphic">
      <style:graphic-properties draw:stroke="none" svg:stroke-width="0in" svg:stroke-color="#000000" draw:marker-start="" draw:marker-start-center="false" draw:marker-end="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in" draw:fill-image-height="0in" style:repeat="repeat" draw:fill-image-ref-point-x="0%" draw:fill-image-ref-point-y="0%" draw:fill-image-ref-point="center" draw:tile-repeat-offset="0% vertical" draw:shadow="hidden" draw:shadow-offset-x="0.1181in" draw:shadow-offset-y="0.1181in" draw:shadow-color="#000000" draw:shadow-opacity="100%" style:run-through="foreground"/>
    </style:style>
    <style:style style:name="gr15" style:family="graphic">
      <style:graphic-properties draw:stroke="none" draw:fill-color="#ff0000" draw:shadow="hidden" dr3d:vertical-segments="32" dr3d:close-front="true" dr3d:close-back="true" style:run-through="foreground"/>
    </style:style>
    <style:style style:name="gr16" style:family="graphic">
      <style:graphic-properties draw:stroke="none" svg:stroke-width="0in" draw:marker-start-width="0in" draw:marker-end-width="0in" draw:fill="solid" draw:fill-color="#ff0000" draw:shadow="hidden" dr3d:vertical-segments="32" dr3d:close-front="true" dr3d:close-back="true" style:run-through="foreground"/>
    </style:style>
    <style:style style:name="gr17" style:family="graphic">
      <style:graphic-properties draw:stroke="none" svg:stroke-width="0in" svg:stroke-color="#000000" draw:marker-start="" draw:marker-start-width="0.139in" draw:marker-start-center="false" draw:marker-end="" draw:marker-end-width="0.139in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in" draw:fill-image-height="0in" style:repeat="repeat" draw:fill-image-ref-point-x="0%" draw:fill-image-ref-point-y="0%" draw:fill-image-ref-point="center" draw:tile-repeat-offset="0% vertical" draw:shadow="hidden" draw:shadow-offset-x="0.1181in" draw:shadow-offset-y="0.1181in" draw:shadow-color="#000000" draw:shadow-opacity="100%" style:run-through="foreground"/>
    </style:style>
    <style:style style:name="gr18" style:family="graphic">
      <style:graphic-properties draw:stroke="none" svg:stroke-width="0in" draw:fill-color="#4c4c4c" dr3d:vertical-segments="4" dr3d:close-front="true" dr3d:close-back="true" style:run-through="foreground"/>
    </style:style>
    <style:style style:name="gr1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1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22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23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24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25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26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27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28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29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30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31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32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33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34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35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36" style:family="graphic">
      <style:graphic-properties draw:stroke="solid" svg:stroke-width="0.0201in" svg:stroke-color="#808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37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1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83in" fo:padding-bottom="0.0583in" fo:padding-left="0.1075in" fo:padding-right="0.1075in" draw:shadow="hidden" draw:shadow-offset-x="0.1181in" draw:shadow-offset-y="0.1181in" draw:shadow-color="#808080" style:run-through="foreground"/>
    </style:style>
    <style:style style:name="gr4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7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5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5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6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5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5c852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5c852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9" style:family="graphic">
      <style:graphic-properties draw:stroke="solid" svg:stroke-width="0.0201in" svg:stroke-color="#008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60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61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6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5c852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3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64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65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66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6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5c852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8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69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70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71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7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5c852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3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74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75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76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7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5c852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8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79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80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81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8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5c852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3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84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85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8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5c852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7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88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89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90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9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5c852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2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93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94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95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9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5c852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7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98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99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00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0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5c852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2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03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04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05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9.6 has thought about the hard problems and come up with an integrated solution for novices to experts and small to large layouts. <text:s/></text:p>
      <text:p text:style-name="Standard"/>
      <text:list xml:id="list1456116436" text:style-name="L1">
        <text:list-item>
          <text:p text:style-name="P1">Simplicity for the first time user: A novice can buy two nodes, hook them together and start to teach them to interact. <text:s/></text:p>
        </text:list-item>
        <text:list-item>
          <text:p text:style-name="P1">Support for the large modular layout: S9.6 prevents conflict between modules and automates set-up. <text:s/>Meets do not need to pre-assign or keep lists of number. <text:s/></text:p>
        </text:list-item>
        <text:list-item>
          <text:p text:style-name="P1">Automatic traffic control and filtering: S9.6 has this built into the protocol and can use fast buses to interconnect multiple bus segments. <text:s/></text:p>
        </text:list-item>
        <text:list-item>
          <text:p text:style-name="P1">Cost effective: S9.6 efficiently bridges to legacy equipment maintaining your prior investments. <text:s/></text:p>
        </text:list-item>
      </text:list>
      <text:p text:style-name="Standard"/>
      <text:p text:style-name="P2">When things are new or small:</text:p>
      <text:p text:style-name="Standard"><draw:frame draw:style-name="fr1" draw:name="Frame1" text:anchor-type="paragraph" svg:x="4.3098in" svg:y="0.1472in" svg:width="2.5937in" draw:z-index="0"><draw:text-box fo:min-height="1.2528in"><text:p text:style-name="Frame_20_contents"/></draw:text-box></draw:frame></text:p>
      <text:p text:style-name="Standard"><draw:g text:anchor-type="paragraph" draw:z-index="1" draw:style-name="gr1"><draw:g draw:style-name="gr2" draw:id="id1"><draw:custom-shape draw:style-name="gr3" draw:text-style-name="P4" svg:width="1.2362in" svg:height="0.4925in" svg:x="4.3827in" svg:y="0.1083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699.577735124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3d:scene draw:style-name="gr4" svg:width="0.1516in" svg:height="0.0961in" svg:x="4.7346in" svg:y="0.3449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5" svg:viewBox="0 -7413 1206 635" svg:d="m0-7413v635h1206v-635z"/></dr3d:scene><dr3d:scene draw:style-name="gr6" svg:width="0.1524in" svg:height="0.0961in" svg:x="4.9189in" svg:y="0.3449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7" svg:viewBox="0 -7413 1206 635" svg:d="m0-7413v635h1206v-635z"/></dr3d:scene><dr3d:scene draw:style-name="gr8" svg:width="0.1071in" svg:height="0.0969in" svg:x="5.1138in" svg:y="0.3445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9" svg:viewBox="0 -7858 444 762" svg:d="m8-7096 22-2 23-3 22-6 23-8 22-9 22-12 21-13 21-15 20-17 20-19 20-21 18-22 18-24 17-25 17-27 16-28 14-30 14-31 13-32 12-33 11-34 10-36 9-35 8-37 7-37 5-38 5-39 3-38 2-39 1-39-444-13z"/><dr3d:rotate draw:style-name="gr10" svg:viewBox="0 -7858 444 762" svg:d="m8-7096 22-2 23-3 22-6 23-8 22-9 22-12 21-13 21-15 20-17 20-19 20-21 18-22 18-24 17-25 17-27 16-28 14-30 14-31 13-32 12-33 11-34 10-36 9-35 8-37 7-37 5-38 5-39 3-38 2-39 1-39-444-13z"/></dr3d:scene><dr3d:scene draw:style-name="gr11" svg:width="0.1071in" svg:height="0.0969in" svg:x="4.5937in" svg:y="0.3327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0 -7858 444 762" svg:d="m8-7096 22-2 23-3 22-6 23-8 22-9 22-12 21-13 21-15 20-17 20-19 20-21 18-22 18-24 17-25 17-27 16-28 14-30 14-31 13-32 12-33 11-34 10-36 9-35 8-37 7-37 5-38 5-39 3-38 2-39 1-39-444-13z"/><dr3d:rotate draw:style-name="gr13" svg:viewBox="0 -7858 444 762" svg:d="m8-7096 22-2 23-3 22-6 23-8 22-9 22-12 21-13 21-15 20-17 20-19 20-21 18-22 18-24 17-25 17-27 16-28 14-30 14-31 13-32 12-33 11-34 10-36 9-35 8-37 7-37 5-38 5-39 3-38 2-39 1-39-444-13z"/></dr3d:scene><dr3d:scene draw:style-name="gr14" svg:width="0.1071in" svg:height="0.0606in" svg:x="4.7563in" svg:y="0.1528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516in" svg:height="0.0969in" svg:x="4.648in" svg:y="0.2126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1071in" svg:height="0.0606in" svg:x="4.9528in" svg:y="0.1528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516in" svg:height="0.0969in" svg:x="4.8429in" svg:y="0.2126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1071in" svg:height="0.0606in" svg:x="5.1465in" svg:y="0.1528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516in" svg:height="0.0969in" svg:x="5.0382in" svg:y="0.2126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1071in" svg:height="0.0606in" svg:x="5.3429in" svg:y="0.1528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516in" svg:height="0.0969in" svg:x="5.2335in" svg:y="0.2126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/draw:g><draw:g draw:style-name="gr2" draw:id="id2"><draw:custom-shape draw:style-name="gr19" draw:text-style-name="P4" svg:width="1.2362in" svg:height="0.4933in" svg:x="5.5579in" svg:y="0.3008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699.577735124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3d:scene draw:style-name="gr4" svg:width="0.1516in" svg:height="0.0961in" svg:x="5.9098in" svg:y="0.538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5" svg:viewBox="0 -7413 1206 635" svg:d="m0-7413v635h1206v-635z"/></dr3d:scene><dr3d:scene draw:style-name="gr6" svg:width="0.1524in" svg:height="0.0961in" svg:x="6.0937in" svg:y="0.538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7" svg:viewBox="0 -7413 1206 635" svg:d="m0-7413v635h1206v-635z"/></dr3d:scene><dr3d:scene draw:style-name="gr8" svg:width="0.1071in" svg:height="0.0969in" svg:x="6.289in" svg:y="0.5374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9" svg:viewBox="0 -7858 444 762" svg:d="m8-7096 22-2 23-3 22-6 23-8 22-9 22-12 21-13 21-15 20-17 20-19 20-21 18-22 18-24 17-25 17-27 16-28 14-30 14-31 13-32 12-33 11-34 10-36 9-35 8-37 7-37 5-38 5-39 3-38 2-39 1-39-444-13z"/><dr3d:rotate draw:style-name="gr10" svg:viewBox="0 -7858 444 762" svg:d="m8-7096 22-2 23-3 22-6 23-8 22-9 22-12 21-13 21-15 20-17 20-19 20-21 18-22 18-24 17-25 17-27 16-28 14-30 14-31 13-32 12-33 11-34 10-36 9-35 8-37 7-37 5-38 5-39 3-38 2-39 1-39-444-13z"/></dr3d:scene><dr3d:scene draw:style-name="gr11" svg:width="0.1067in" svg:height="0.0969in" svg:x="5.7689in" svg:y="0.5256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0 -7858 444 762" svg:d="m8-7096 22-2 23-3 22-6 23-8 22-9 22-12 21-13 21-15 20-17 20-19 20-21 18-22 18-24 17-25 17-27 16-28 14-30 14-31 13-32 12-33 11-34 10-36 9-35 8-37 7-37 5-38 5-39 3-38 2-39 1-39-444-13z"/><dr3d:rotate draw:style-name="gr13" svg:viewBox="0 -7858 444 762" svg:d="m8-7096 22-2 23-3 22-6 23-8 22-9 22-12 21-13 21-15 20-17 20-19 20-21 18-22 18-24 17-25 17-27 16-28 14-30 14-31 13-32 12-33 11-34 10-36 9-35 8-37 7-37 5-38 5-39 3-38 2-39 1-39-444-13z"/></dr3d:scene><dr3d:scene draw:style-name="gr14" svg:width="0.1067in" svg:height="0.0614in" svg:x="5.9311in" svg:y="0.3449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524in" svg:height="0.0969in" svg:x="5.8224in" svg:y="0.405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1071in" svg:height="0.0606in" svg:x="6.128in" svg:y="0.3457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524in" svg:height="0.0969in" svg:x="6.0173in" svg:y="0.405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1071in" svg:height="0.0614in" svg:x="6.3217in" svg:y="0.3449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516in" svg:height="0.0969in" svg:x="6.2134in" svg:y="0.405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1071in" svg:height="0.0606in" svg:x="6.5181in" svg:y="0.3457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516in" svg:height="0.0969in" svg:x="6.4083in" svg:y="0.405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/draw:g><draw:connector draw:style-name="gr20" draw:text-style-name="P4" draw:type="curve" svg:x1="5.0008in" svg:y1="0.6008in" svg:x2="6.1756in" svg:y2="0.7937in" draw:start-shape="id1" draw:end-shape="id2" svg:d="m7201 865c0 843 1692 704 1692 278"><text:p/></draw:connector></draw:g>S9.6 simplifies life for teh novice. <text:s/>Nodes come with factory loaded numbers. <text:s/>The novice can simply plug nodes together, program them, and control his accessories. <text:s/>Nodes can be programmed with as few as two push-buttons using what we call the Blue-Gold method. <text:s/></text:p>
      <text:p text:style-name="Standard"/>
      <text:p text:style-name="P2">When things are big:</text:p>
      <text:p text:style-name="Standard"/>
      <text:p text:style-name="Standard"><draw:frame draw:style-name="fr1" draw:name="Frame5" text:anchor-type="paragraph" svg:x="4.2299in" svg:y="0.0902in" svg:width="2.6472in" draw:z-index="8"><draw:text-box fo:min-height="1.2866in"><text:p text:style-name="Frame_20_contents"/></draw:text-box></draw:frame><draw:g text:anchor-type="paragraph" draw:z-index="9" draw:style-name="gr1"><draw:g draw:style-name="gr2"><draw:custom-shape draw:style-name="gr62" draw:text-style-name="P4" svg:width="0.6213in" svg:height="0.1504in" svg:x="4.6717in" svg:y="0.3764in"><text:p/>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63" draw:text-style-name="P4" svg:x1="4.7256in" svg:y1="0.5264in" svg:x2="4.7256in" svg:y2="0.7516in"><text:p/></draw:line><draw:line draw:style-name="gr64" draw:text-style-name="P4" svg:x1="5.1181in" svg:y1="0.5264in" svg:x2="5.1181in" svg:y2="0.7516in"><text:p/></draw:line><draw:line draw:style-name="gr65" draw:text-style-name="P4" svg:x1="4.8126in" svg:y1="0.6264in" svg:x2="4.8126in" svg:y2="0.5512in"><text:p/></draw:line><draw:line draw:style-name="gr66" draw:text-style-name="P4" svg:x1="5.1831in" svg:y1="0.6264in" svg:x2="5.1831in" svg:y2="0.5016in"><text:p/></draw:line></draw:g><draw:g draw:style-name="gr2"><draw:custom-shape draw:style-name="gr67" draw:text-style-name="P4" svg:width="0.6197in" svg:height="0.1504in" svg:x="5.1835in" svg:y="0.3764in"><text:p/>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68" draw:text-style-name="P4" svg:x1="5.2366in" svg:y1="0.5264in" svg:x2="5.2366in" svg:y2="0.7516in"><text:p/></draw:line><draw:line draw:style-name="gr69" draw:text-style-name="P4" svg:x1="5.6291in" svg:y1="0.5264in" svg:x2="5.6291in" svg:y2="0.7516in"><text:p/></draw:line><draw:line draw:style-name="gr70" draw:text-style-name="P4" svg:x1="5.3236in" svg:y1="0.6264in" svg:x2="5.3236in" svg:y2="0.5512in"><text:p/></draw:line><draw:line draw:style-name="gr71" draw:text-style-name="P4" svg:x1="5.6945in" svg:y1="0.6264in" svg:x2="5.6945in" svg:y2="0.5016in"><text:p/></draw:line></draw:g><draw:g draw:style-name="gr2"><draw:custom-shape draw:style-name="gr72" draw:text-style-name="P4" svg:width="0.6205in" svg:height="0.1504in" svg:x="6.1854in" svg:y="0.3764in"><text:p/>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3" draw:text-style-name="P4" svg:x1="6.239in" svg:y1="0.5264in" svg:x2="6.239in" svg:y2="0.7516in"><text:p/></draw:line><draw:line draw:style-name="gr74" draw:text-style-name="P4" svg:x1="6.6315in" svg:y1="0.5264in" svg:x2="6.6315in" svg:y2="0.7516in"><text:p/></draw:line><draw:line draw:style-name="gr75" draw:text-style-name="P4" svg:x1="6.3264in" svg:y1="0.6264in" svg:x2="6.3264in" svg:y2="0.5512in"><text:p/></draw:line><draw:line draw:style-name="gr76" draw:text-style-name="P4" svg:x1="6.6969in" svg:y1="0.6264in" svg:x2="6.6969in" svg:y2="0.5016in"><text:p/></draw:line></draw:g><draw:g draw:style-name="gr2"><draw:custom-shape draw:style-name="gr77" draw:text-style-name="P4" svg:width="0.6205in" svg:height="0.1504in" svg:x="5.6744in" svg:y="0.3764in"><text:p/>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8" draw:text-style-name="P4" svg:x1="5.728in" svg:y1="0.5264in" svg:x2="5.728in" svg:y2="0.7516in"><text:p/></draw:line><draw:line draw:style-name="gr79" draw:text-style-name="P4" svg:x1="6.1205in" svg:y1="0.5264in" svg:x2="6.1205in" svg:y2="0.7516in"><text:p/></draw:line><draw:line draw:style-name="gr80" draw:text-style-name="P4" svg:x1="5.815in" svg:y1="0.6264in" svg:x2="5.815in" svg:y2="0.5512in"><text:p/></draw:line><draw:line draw:style-name="gr81" draw:text-style-name="P4" svg:x1="6.1854in" svg:y1="0.6264in" svg:x2="6.1854in" svg:y2="0.5016in"><text:p/></draw:line></draw:g><draw:g draw:style-name="gr2"><draw:g draw:style-name="gr2"><draw:custom-shape draw:style-name="gr82" draw:text-style-name="P4" svg:width="0.4579in" svg:height="0.3004in" svg:x="6.2295in" svg:y="0.5016in"><text:p/>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83" draw:text-style-name="P4" svg:x1="6.2685in" svg:y1="0.8016in" svg:x2="6.2724in" svg:y2="1.002in"><text:p/></draw:line><draw:line draw:style-name="gr84" draw:text-style-name="P4" svg:x1="6.4469in" svg:y1="0.8016in" svg:x2="6.4469in" svg:y2="1.0272in"><text:p/></draw:line><draw:line draw:style-name="gr85" draw:text-style-name="P4" svg:x1="6.6654in" svg:y1="0.8272in" svg:x2="6.6654in" svg:y2="0.5776in"><text:p/></draw:line></draw:g></draw:g><draw:g draw:style-name="gr2"><draw:custom-shape draw:style-name="gr86" draw:text-style-name="P4" svg:width="0.6205in" svg:height="0.1504in" svg:x="4.3134in" svg:y="0.7764in"><text:p/>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87" draw:text-style-name="P4" svg:x1="4.3673in" svg:y1="0.9264in" svg:x2="4.3673in" svg:y2="1.1516in"><text:p/></draw:line><draw:line draw:style-name="gr88" draw:text-style-name="P4" svg:x1="4.7591in" svg:y1="0.9264in" svg:x2="4.7591in" svg:y2="1.1516in"><text:p/></draw:line><draw:line draw:style-name="gr89" draw:text-style-name="P4" svg:x1="4.4539in" svg:y1="1.0264in" svg:x2="4.4539in" svg:y2="0.9512in"><text:p/></draw:line><draw:line draw:style-name="gr90" draw:text-style-name="P4" svg:x1="4.8244in" svg:y1="1.0264in" svg:x2="4.8244in" svg:y2="0.9016in"><text:p/></draw:line></draw:g><draw:g draw:style-name="gr2"><draw:custom-shape draw:style-name="gr91" draw:text-style-name="P4" svg:width="0.6205in" svg:height="0.1504in" svg:x="4.8244in" svg:y="0.7764in"><text:p/>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92" draw:text-style-name="P4" svg:x1="4.878in" svg:y1="0.9264in" svg:x2="4.878in" svg:y2="1.1516in"><text:p/></draw:line><draw:line draw:style-name="gr93" draw:text-style-name="P4" svg:x1="5.2705in" svg:y1="0.9264in" svg:x2="5.2705in" svg:y2="1.1516in"><text:p/></draw:line><draw:line draw:style-name="gr94" draw:text-style-name="P4" svg:x1="4.965in" svg:y1="1.0264in" svg:x2="4.965in" svg:y2="0.9512in"><text:p/></draw:line><draw:line draw:style-name="gr95" draw:text-style-name="P4" svg:x1="5.3354in" svg:y1="1.0264in" svg:x2="5.3354in" svg:y2="0.9016in"><text:p/></draw:line></draw:g><draw:g draw:style-name="gr2"><draw:custom-shape draw:style-name="gr96" draw:text-style-name="P4" svg:width="0.6213in" svg:height="0.1504in" svg:x="5.8268in" svg:y="0.7764in"><text:p/>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97" draw:text-style-name="P4" svg:x1="5.8803in" svg:y1="0.9264in" svg:x2="5.8803in" svg:y2="1.1516in"><text:p/></draw:line><draw:line draw:style-name="gr98" draw:text-style-name="P4" svg:x1="6.2728in" svg:y1="0.9264in" svg:x2="6.2728in" svg:y2="1.1516in"><text:p/></draw:line><draw:line draw:style-name="gr99" draw:text-style-name="P4" svg:x1="5.9677in" svg:y1="1.0264in" svg:x2="5.9677in" svg:y2="0.9512in"><text:p/></draw:line><draw:line draw:style-name="gr100" draw:text-style-name="P4" svg:x1="6.3382in" svg:y1="1.0264in" svg:x2="6.3382in" svg:y2="0.9016in"><text:p/></draw:line></draw:g><draw:g draw:style-name="gr2"><draw:custom-shape draw:style-name="gr101" draw:text-style-name="P4" svg:width="0.6197in" svg:height="0.1504in" svg:x="5.3161in" svg:y="0.7764in"><text:p/>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102" draw:text-style-name="P4" svg:x1="5.3697in" svg:y1="0.9264in" svg:x2="5.3697in" svg:y2="1.1516in"><text:p/></draw:line><draw:line draw:style-name="gr103" draw:text-style-name="P4" svg:x1="5.7614in" svg:y1="0.9264in" svg:x2="5.7614in" svg:y2="1.1516in"><text:p/></draw:line><draw:line draw:style-name="gr104" draw:text-style-name="P4" svg:x1="5.4563in" svg:y1="1.0264in" svg:x2="5.4563in" svg:y2="0.9512in"><text:p/></draw:line><draw:line draw:style-name="gr105" draw:text-style-name="P4" svg:x1="5.8268in" svg:y1="1.0264in" svg:x2="5.8268in" svg:y2="0.9016in"><text:p/></draw:line></draw:g></draw:g>S9.6 has ample room for growth. And can easily handle large layouts including large modular layouts. <text:s text:c="3"/>Since all nodes have guaranteed different numbers, nodes can not conflict even when multiple groups get together with their pre-programmed modules - none of the modules need to be re-programmed except to teach new interactions. <text:s/>No pre-allocation or lists are necessary. <text:s/>S9.6 also automates the set-up and configuration of the modules. <text:s/></text:p>
      <text:p text:style-name="Standard"/>
      <text:p text:style-name="P2"><draw:frame draw:style-name="fr1" draw:name="Frame4" text:anchor-type="paragraph" svg:x="4.3055in" svg:y="0.1681in" svg:width="2.6134in" draw:z-index="6"><draw:text-box fo:min-height="1.4201in"><text:p text:style-name="Frame_20_contents"/></draw:text-box></draw:frame>When things are too full or too busy:</text:p>
      <text:p text:style-name="Standard"><draw:g text:anchor-type="paragraph" draw:z-index="7" draw:style-name="gr1"><draw:g draw:style-name="gr2" draw:id="id9"><draw:custom-shape draw:style-name="gr51" draw:text-style-name="P4" svg:width="0.448in" svg:height="0.1642in" svg:x="4.3898in" svg:y="0.3118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699.577735124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3d:scene draw:style-name="gr4" svg:width="0.0543in" svg:height="0.0331in" svg:x="4.5177in" svg:y="0.3906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5" svg:viewBox="0 -7413 1206 635" svg:d="m0-7413v635h1206v-635z"/></dr3d:scene><dr3d:scene draw:style-name="gr6" svg:width="0.0551in" svg:height="0.0331in" svg:x="4.5843in" svg:y="0.3906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7" svg:viewBox="0 -7413 1206 635" svg:d="m0-7413v635h1206v-635z"/></dr3d:scene><dr3d:scene draw:style-name="gr8" svg:width="0.0386in" svg:height="0.0331in" svg:x="4.6551in" svg:y="0.3906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9" svg:viewBox="0 -7858 444 762" svg:d="m8-7096 22-2 23-3 22-6 23-8 22-9 22-12 21-13 21-15 20-17 20-19 20-21 18-22 18-24 17-25 17-27 16-28 14-30 14-31 13-32 12-33 11-34 10-36 9-35 8-37 7-37 5-38 5-39 3-38 2-39 1-39-444-13z"/><dr3d:rotate draw:style-name="gr10" svg:viewBox="0 -7858 444 762" svg:d="m8-7096 22-2 23-3 22-6 23-8 22-9 22-12 21-13 21-15 20-17 20-19 20-21 18-22 18-24 17-25 17-27 16-28 14-30 14-31 13-32 12-33 11-34 10-36 9-35 8-37 7-37 5-38 5-39 3-38 2-39 1-39-444-13z"/></dr3d:scene><dr3d:scene draw:style-name="gr11" svg:width="0.0394in" svg:height="0.0323in" svg:x="4.4661in" svg:y="0.387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0 -7858 444 762" svg:d="m8-7096 22-2 23-3 22-6 23-8 22-9 22-12 21-13 21-15 20-17 20-19 20-21 18-22 18-24 17-25 17-27 16-28 14-30 14-31 13-32 12-33 11-34 10-36 9-35 8-37 7-37 5-38 5-39 3-38 2-39 1-39-444-13z"/><dr3d:rotate draw:style-name="gr13" svg:viewBox="0 -7858 444 762" svg:d="m8-7096 22-2 23-3 22-6 23-8 22-9 22-12 21-13 21-15 20-17 20-19 20-21 18-22 18-24 17-25 17-27 16-28 14-30 14-31 13-32 12-33 11-34 10-36 9-35 8-37 7-37 5-38 5-39 3-38 2-39 1-39-444-13z"/></dr3d:scene><dr3d:scene draw:style-name="gr14" svg:width="0.0394in" svg:height="0.0205in" svg:x="4.5252in" svg:y="0.3272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43in" svg:height="0.0323in" svg:x="4.4862in" svg:y="0.347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86in" svg:height="0.0205in" svg:x="4.5969in" svg:y="0.3272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1in" svg:height="0.0323in" svg:x="4.5563in" svg:y="0.347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94in" svg:height="0.0205in" svg:x="4.6661in" svg:y="0.3272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1in" svg:height="0.0323in" svg:x="4.6272in" svg:y="0.347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94in" svg:height="0.0205in" svg:x="4.7378in" svg:y="0.3272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1in" svg:height="0.0323in" svg:x="4.698in" svg:y="0.347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/draw:g><draw:g draw:style-name="gr2" draw:id="id10"><draw:custom-shape draw:style-name="gr52" draw:text-style-name="P4" svg:width="0.448in" svg:height="0.1642in" svg:x="4.8161in" svg:y="0.376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699.577735124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3d:scene draw:style-name="gr4" svg:width="0.0559in" svg:height="0.0323in" svg:x="4.9425in" svg:y="0.4543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5" svg:viewBox="0 -7413 1206 635" svg:d="m0-7413v635h1206v-635z"/></dr3d:scene><dr3d:scene draw:style-name="gr6" svg:width="0.0551in" svg:height="0.0323in" svg:x="5.0098in" svg:y="0.4543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7" svg:viewBox="0 -7413 1206 635" svg:d="m0-7413v635h1206v-635z"/></dr3d:scene><dr3d:scene draw:style-name="gr8" svg:width="0.0394in" svg:height="0.0323in" svg:x="5.0807in" svg:y="0.4543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9" svg:viewBox="0 -7858 444 762" svg:d="m8-7096 22-2 23-3 22-6 23-8 22-9 22-12 21-13 21-15 20-17 20-19 20-21 18-22 18-24 17-25 17-27 16-28 14-30 14-31 13-32 12-33 11-34 10-36 9-35 8-37 7-37 5-38 5-39 3-38 2-39 1-39-444-13z"/><dr3d:rotate draw:style-name="gr10" svg:viewBox="0 -7858 444 762" svg:d="m8-7096 22-2 23-3 22-6 23-8 22-9 22-12 21-13 21-15 20-17 20-19 20-21 18-22 18-24 17-25 17-27 16-28 14-30 14-31 13-32 12-33 11-34 10-36 9-35 8-37 7-37 5-38 5-39 3-38 2-39 1-39-444-13z"/></dr3d:scene><dr3d:scene draw:style-name="gr11" svg:width="0.0386in" svg:height="0.0323in" svg:x="4.8925in" svg:y="0.4508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0 -7858 444 762" svg:d="m8-7096 22-2 23-3 22-6 23-8 22-9 22-12 21-13 21-15 20-17 20-19 20-21 18-22 18-24 17-25 17-27 16-28 14-30 14-31 13-32 12-33 11-34 10-36 9-35 8-37 7-37 5-38 5-39 3-38 2-39 1-39-444-13z"/><dr3d:rotate draw:style-name="gr13" svg:viewBox="0 -7858 444 762" svg:d="m8-7096 22-2 23-3 22-6 23-8 22-9 22-12 21-13 21-15 20-17 20-19 20-21 18-22 18-24 17-25 17-27 16-28 14-30 14-31 13-32 12-33 11-34 10-36 9-35 8-37 7-37 5-38 5-39 3-38 2-39 1-39-444-13z"/></dr3d:scene><dr3d:scene draw:style-name="gr14" svg:width="0.0394in" svg:height="0.0205in" svg:x="4.9508in" svg:y="0.3909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1in" svg:height="0.0323in" svg:x="4.9114in" svg:y="0.4114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94in" svg:height="0.0205in" svg:x="5.0224in" svg:y="0.3909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43in" svg:height="0.0323in" svg:x="4.9827in" svg:y="0.4114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86in" svg:height="0.0205in" svg:x="5.0925in" svg:y="0.3909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1in" svg:height="0.0323in" svg:x="5.0535in" svg:y="0.4114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94in" svg:height="0.0205in" svg:x="5.1634in" svg:y="0.3909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9in" svg:height="0.0323in" svg:x="5.1236in" svg:y="0.4114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/draw:g><draw:connector draw:style-name="gr53" draw:text-style-name="P4" draw:type="curve" svg:x1="4.6134in" svg:y1="0.3118in" svg:x2="5.0398in" svg:y2="0.3756in" draw:start-shape="id9" draw:end-shape="id10" svg:d="m6643 449c0-426 614-472 614 92"><text:p/></draw:connector><draw:g draw:style-name="gr2" draw:id="id11"><draw:custom-shape draw:style-name="gr54" draw:text-style-name="P4" svg:width="0.448in" svg:height="0.1657in" svg:x="5.8744in" svg:y="0.4528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699.577735124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3d:scene draw:style-name="gr4" svg:width="0.0551in" svg:height="0.0323in" svg:x="6.0024in" svg:y="0.5327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5" svg:viewBox="0 -7413 1206 635" svg:d="m0-7413v635h1206v-635z"/></dr3d:scene><dr3d:scene draw:style-name="gr6" svg:width="0.0559in" svg:height="0.0323in" svg:x="6.0689in" svg:y="0.5327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7" svg:viewBox="0 -7413 1206 635" svg:d="m0-7413v635h1206v-635z"/></dr3d:scene><dr3d:scene draw:style-name="gr8" svg:width="0.0386in" svg:height="0.0323in" svg:x="6.1398in" svg:y="0.5327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9" svg:viewBox="0 -7858 444 762" svg:d="m8-7096 22-2 23-3 22-6 23-8 22-9 22-12 21-13 21-15 20-17 20-19 20-21 18-22 18-24 17-25 17-27 16-28 14-30 14-31 13-32 12-33 11-34 10-36 9-35 8-37 7-37 5-38 5-39 3-38 2-39 1-39-444-13z"/><dr3d:rotate draw:style-name="gr10" svg:viewBox="0 -7858 444 762" svg:d="m8-7096 22-2 23-3 22-6 23-8 22-9 22-12 21-13 21-15 20-17 20-19 20-21 18-22 18-24 17-25 17-27 16-28 14-30 14-31 13-32 12-33 11-34 10-36 9-35 8-37 7-37 5-38 5-39 3-38 2-39 1-39-444-13z"/></dr3d:scene><dr3d:scene draw:style-name="gr11" svg:width="0.0394in" svg:height="0.0331in" svg:x="5.9508in" svg:y="0.5287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0 -7858 444 762" svg:d="m8-7096 22-2 23-3 22-6 23-8 22-9 22-12 21-13 21-15 20-17 20-19 20-21 18-22 18-24 17-25 17-27 16-28 14-30 14-31 13-32 12-33 11-34 10-36 9-35 8-37 7-37 5-38 5-39 3-38 2-39 1-39-444-13z"/><dr3d:rotate draw:style-name="gr13" svg:viewBox="0 -7858 444 762" svg:d="m8-7096 22-2 23-3 22-6 23-8 22-9 22-12 21-13 21-15 20-17 20-19 20-21 18-22 18-24 17-25 17-27 16-28 14-30 14-31 13-32 12-33 11-34 10-36 9-35 8-37 7-37 5-38 5-39 3-38 2-39 1-39-444-13z"/></dr3d:scene><dr3d:scene draw:style-name="gr14" svg:width="0.0394in" svg:height="0.0205in" svg:x="6.0098in" svg:y="0.468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1in" svg:height="0.0331in" svg:x="5.9709in" svg:y="0.488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86in" svg:height="0.0205in" svg:x="6.0815in" svg:y="0.468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9in" svg:height="0.0331in" svg:x="6.0413in" svg:y="0.488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98in" svg:height="0.0205in" svg:x="6.1508in" svg:y="0.468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9in" svg:height="0.0331in" svg:x="6.1118in" svg:y="0.488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94in" svg:height="0.0205in" svg:x="6.2232in" svg:y="0.468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1in" svg:height="0.0331in" svg:x="6.1827in" svg:y="0.488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/draw:g><draw:g draw:style-name="gr2" draw:id="id12"><draw:custom-shape draw:style-name="gr55" draw:text-style-name="P4" svg:width="0.448in" svg:height="0.165in" svg:x="6.3008in" svg:y="0.5181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699.577735124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3d:scene draw:style-name="gr4" svg:width="0.0551in" svg:height="0.0323in" svg:x="6.428in" svg:y="0.597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5" svg:viewBox="0 -7413 1206 635" svg:d="m0-7413v635h1206v-635z"/></dr3d:scene><dr3d:scene draw:style-name="gr6" svg:width="0.0543in" svg:height="0.0323in" svg:x="6.4953in" svg:y="0.597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7" svg:viewBox="0 -7413 1206 635" svg:d="m0-7413v635h1206v-635z"/></dr3d:scene><dr3d:scene draw:style-name="gr8" svg:width="0.0394in" svg:height="0.0323in" svg:x="6.5654in" svg:y="0.5972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9" svg:viewBox="0 -7858 444 762" svg:d="m8-7096 22-2 23-3 22-6 23-8 22-9 22-12 21-13 21-15 20-17 20-19 20-21 18-22 18-24 17-25 17-27 16-28 14-30 14-31 13-32 12-33 11-34 10-36 9-35 8-37 7-37 5-38 5-39 3-38 2-39 1-39-444-13z"/><dr3d:rotate draw:style-name="gr10" svg:viewBox="0 -7858 444 762" svg:d="m8-7096 22-2 23-3 22-6 23-8 22-9 22-12 21-13 21-15 20-17 20-19 20-21 18-22 18-24 17-25 17-27 16-28 14-30 14-31 13-32 12-33 11-34 10-36 9-35 8-37 7-37 5-38 5-39 3-38 2-39 1-39-444-13z"/></dr3d:scene><dr3d:scene draw:style-name="gr11" svg:width="0.0386in" svg:height="0.0323in" svg:x="6.3772in" svg:y="0.5933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0 -7858 444 762" svg:d="m8-7096 22-2 23-3 22-6 23-8 22-9 22-12 21-13 21-15 20-17 20-19 20-21 18-22 18-24 17-25 17-27 16-28 14-30 14-31 13-32 12-33 11-34 10-36 9-35 8-37 7-37 5-38 5-39 3-38 2-39 1-39-444-13z"/><dr3d:rotate draw:style-name="gr13" svg:viewBox="0 -7858 444 762" svg:d="m8-7096 22-2 23-3 22-6 23-8 22-9 22-12 21-13 21-15 20-17 20-19 20-21 18-22 18-24 17-25 17-27 16-28 14-30 14-31 13-32 12-33 11-34 10-36 9-35 8-37 7-37 5-38 5-39 3-38 2-39 1-39-444-13z"/></dr3d:scene><dr3d:scene draw:style-name="gr14" svg:width="0.0394in" svg:height="0.0205in" svg:x="6.4354in" svg:y="0.5335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43in" svg:height="0.0323in" svg:x="6.3969in" svg:y="0.5528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94in" svg:height="0.0205in" svg:x="6.5071in" svg:y="0.5335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1in" svg:height="0.0323in" svg:x="6.4677in" svg:y="0.5528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94in" svg:height="0.0205in" svg:x="6.5772in" svg:y="0.5335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1in" svg:height="0.0323in" svg:x="6.5382in" svg:y="0.5528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394in" svg:height="0.0205in" svg:x="6.6488in" svg:y="0.5335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559in" svg:height="0.0323in" svg:x="6.6087in" svg:y="0.5528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/draw:g><draw:connector draw:style-name="gr56" draw:text-style-name="P4" draw:type="curve" svg:x1="6.098in" svg:y1="0.6181in" svg:x2="6.5244in" svg:y2="0.6827in" draw:start-shape="id11" draw:end-shape="id12" svg:d="m8781 890c0 564 614 517 614 93"><text:p/></draw:connector><draw:custom-shape draw:style-name="gr57" draw:text-style-name="P4" draw:id="id14" svg:width="0.3571in" svg:height="0.1732in" svg:x="5.4941in" svg:y="0.8398in"><text:p/>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draw:style-name="gr58" draw:text-style-name="P4" draw:id="id13" svg:width="0.3571in" svg:height="0.174in" svg:x="4.685in" svg:y="0.7327in"><text:p/><draw:enhanced-geometry svg:viewBox="0 0 21600 21600" draw:glue-points="?f7 0 ?f6 ?f1 0 ?f10 ?f6 21600 ?f4 ?f10 21600 ?f9" draw:path-stretchpoint-x="10800" draw:path-stretchpoint-y="10800" draw:text-areas="0 ?f1 ?f4 ?f12" draw:type="cube" draw:modifiers="18681.714595767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onnector draw:style-name="gr59" draw:text-style-name="P4" draw:type="curve" svg:x1="4.7878in" svg:y1="0.9063in" svg:x2="5.5976in" svg:y2="1.0126in" draw:start-shape="id13" draw:start-glue-point="7" draw:end-shape="id14" draw:end-glue-point="7" svg:d="m6895 1305c0 655 1166 579 1166 153"><text:p/></draw:connector><draw:connector draw:style-name="gr60" draw:text-style-name="P4" draw:type="curve" svg:x1="4.939in" svg:y1="0.7327in" svg:x2="5.0398in" svg:y2="0.5398in" draw:start-shape="id13" draw:start-glue-point="4" draw:end-shape="id10" draw:end-glue-point="2" svg:d="m7112 1055c0-207 145-68 145-278"><text:p/></draw:connector><draw:connector draw:style-name="gr61" draw:text-style-name="P4" draw:type="curve" svg:x1="5.7472in" svg:y1="0.8398in" svg:x2="6.098in" svg:y2="0.6181in" draw:start-shape="id14" draw:start-glue-point="4" draw:end-shape="id11" draw:end-glue-point="2" svg:d="m8276 1209c0-238 505-79 505-319"><text:p/></draw:connector></draw:g></text:p>
      <text:p text:style-name="Standard">S9.6 can start as one segment consisting of two nodes or multiple segments connected by a fast S9.6 bus. <text:s/>If a segment gets too many nodes, or too much traffic, it can be split into two segments. <text:s/>Multiple segments can be oined by repeater-nodes or bridge-nodes that can automatically filter and route traffic to just those segments that need it. <text:s/></text:p>
      <text:p text:style-name="Standard"/>
      <text:p text:style-name="P2"><draw:frame draw:style-name="fr1" draw:name="Frame2" text:anchor-type="paragraph" svg:x="4.2799in" svg:y="0.1102in" svg:width="2.5937in" draw:z-index="2"><draw:text-box fo:min-height="1.2528in"><text:p text:style-name="Frame_20_contents"/></draw:text-box></draw:frame><draw:g text:anchor-type="paragraph" draw:z-index="3" draw:style-name="gr1"><draw:g draw:style-name="gr2"><draw:line draw:style-name="gr21" draw:text-style-name="P4" svg:x1="5.5039in" svg:y1="0.1866in" svg:x2="5.3098in" svg:y2="0.3165in"><text:p/></draw:line><draw:line draw:style-name="gr22" draw:text-style-name="P4" svg:x1="5.6764in" svg:y1="0.2185in" svg:x2="5.4823in" svg:y2="0.3484in"><text:p/></draw:line><draw:line draw:style-name="gr23" draw:text-style-name="P4" svg:x1="5.5906in" svg:y1="0.2028in" svg:x2="5.3965in" svg:y2="0.3327in"><text:p/></draw:line><draw:line draw:style-name="gr24" draw:text-style-name="P4" svg:x1="5.8059in" svg:y1="0.2185in" svg:x2="5.6118in" svg:y2="0.3484in"><text:p/></draw:line><draw:line draw:style-name="gr25" draw:text-style-name="P4" svg:x1="5.9787in" svg:y1="0.2512in" svg:x2="5.7846in" svg:y2="0.3811in"><text:p/></draw:line><draw:line draw:style-name="gr26" draw:text-style-name="P4" svg:x1="5.8921in" svg:y1="0.235in" svg:x2="5.698in" svg:y2="0.365in"><text:p/></draw:line><draw:line draw:style-name="gr27" draw:text-style-name="P4" svg:x1="6.065in" svg:y1="0.2677in" svg:x2="5.8709in" svg:y2="0.3976in"><text:p/></draw:line><draw:line draw:style-name="gr28" draw:text-style-name="P4" svg:x1="6.2374in" svg:y1="0.3004in" svg:x2="6.0433in" svg:y2="0.4303in"><text:p/></draw:line><draw:line draw:style-name="gr29" draw:text-style-name="P4" svg:x1="6.1508in" svg:y1="0.2839in" svg:x2="5.9567in" svg:y2="0.4138in"><text:p/></draw:line><draw:line draw:style-name="gr30" draw:text-style-name="P4" svg:x1="6.3453in" svg:y1="0.3004in" svg:x2="6.1512in" svg:y2="0.4303in"><text:p/></draw:line><draw:line draw:style-name="gr31" draw:text-style-name="P4" svg:x1="6.5177in" svg:y1="0.3327in" svg:x2="6.3236in" svg:y2="0.4626in"><text:p/></draw:line><draw:line draw:style-name="gr32" draw:text-style-name="P4" svg:x1="6.4319in" svg:y1="0.3157in" svg:x2="6.2378in" svg:y2="0.4457in"><text:p/></draw:line><draw:line draw:style-name="gr33" draw:text-style-name="P4" svg:x1="6.6256in" svg:y1="0.3327in" svg:x2="6.4315in" svg:y2="0.4626in"><text:p/></draw:line><draw:line draw:style-name="gr34" draw:text-style-name="P4" svg:x1="6.7976in" svg:y1="0.365in" svg:x2="6.6035in" svg:y2="0.4949in"><text:p/></draw:line><draw:line draw:style-name="gr35" draw:text-style-name="P4" svg:x1="6.7118in" svg:y1="0.3488in" svg:x2="6.5177in" svg:y2="0.4787in"><text:p/></draw:line><draw:line draw:style-name="gr36" draw:text-style-name="P4" svg:x1="5.4177in" svg:y1="0.1701in" svg:x2="5.2236in" svg:y2="0.3in"><text:p/></draw:line><draw:line draw:style-name="gr37" draw:text-style-name="P4" svg:x1="5.2886in" svg:y1="0.2028in" svg:x2="6.7764in" svg:y2="0.3976in"><text:p/></draw:line><draw:line draw:style-name="gr38" draw:text-style-name="P4" svg:x1="5.224in" svg:y1="0.2677in" svg:x2="6.7118in" svg:y2="0.4626in"><text:p/></draw:line></draw:g><draw:g draw:style-name="gr2"><draw:g draw:style-name="gr2" draw:id="id3"><draw:custom-shape draw:style-name="gr39" draw:text-style-name="P4" svg:width="0.813in" svg:height="0.2661in" svg:x="4.3398in" svg:y="0.7165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699.577735124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3d:scene draw:style-name="gr4" svg:width="0.0996in" svg:height="0.0516in" svg:x="4.5709in" svg:y="0.844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5" svg:viewBox="0 -7413 1206 635" svg:d="m0-7413v635h1206v-635z"/></dr3d:scene><dr3d:scene draw:style-name="gr6" svg:width="0.1004in" svg:height="0.0516in" svg:x="4.6917in" svg:y="0.844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7" svg:viewBox="0 -7413 1206 635" svg:d="m0-7413v635h1206v-635z"/></dr3d:scene><dr3d:scene draw:style-name="gr8" svg:width="0.0705in" svg:height="0.0516in" svg:x="4.8205in" svg:y="0.8445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9" svg:viewBox="0 -7858 444 762" svg:d="m8-7096 22-2 23-3 22-6 23-8 22-9 22-12 21-13 21-15 20-17 20-19 20-21 18-22 18-24 17-25 17-27 16-28 14-30 14-31 13-32 12-33 11-34 10-36 9-35 8-37 7-37 5-38 5-39 3-38 2-39 1-39-444-13z"/><dr3d:rotate draw:style-name="gr10" svg:viewBox="0 -7858 444 762" svg:d="m8-7096 22-2 23-3 22-6 23-8 22-9 22-12 21-13 21-15 20-17 20-19 20-21 18-22 18-24 17-25 17-27 16-28 14-30 14-31 13-32 12-33 11-34 10-36 9-35 8-37 7-37 5-38 5-39 3-38 2-39 1-39-444-13z"/></dr3d:scene><dr3d:scene draw:style-name="gr11" svg:width="0.0713in" svg:height="0.0524in" svg:x="4.478in" svg:y="0.8374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0 -7858 444 762" svg:d="m8-7096 22-2 23-3 22-6 23-8 22-9 22-12 21-13 21-15 20-17 20-19 20-21 18-22 18-24 17-25 17-27 16-28 14-30 14-31 13-32 12-33 11-34 10-36 9-35 8-37 7-37 5-38 5-39 3-38 2-39 1-39-444-13z"/><dr3d:rotate draw:style-name="gr13" svg:viewBox="0 -7858 444 762" svg:d="m8-7096 22-2 23-3 22-6 23-8 22-9 22-12 21-13 21-15 20-17 20-19 20-21 18-22 18-24 17-25 17-27 16-28 14-30 14-31 13-32 12-33 11-34 10-36 9-35 8-37 7-37 5-38 5-39 3-38 2-39 1-39-444-13z"/></dr3d:scene><dr3d:scene draw:style-name="gr14" svg:width="0.0705in" svg:height="0.0331in" svg:x="4.5854in" svg:y="0.7402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996in" svg:height="0.0524in" svg:x="4.5142in" svg:y="0.7728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13in" svg:height="0.0331in" svg:x="4.7142in" svg:y="0.7402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996in" svg:height="0.0524in" svg:x="4.6425in" svg:y="0.7728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13in" svg:height="0.0331in" svg:x="4.8413in" svg:y="0.7402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996in" svg:height="0.0524in" svg:x="4.7705in" svg:y="0.7728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13in" svg:height="0.0331in" svg:x="4.9705in" svg:y="0.7402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996in" svg:height="0.0524in" svg:x="4.8988in" svg:y="0.7728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/draw:g><draw:g draw:style-name="gr2" draw:id="id4"><draw:custom-shape draw:style-name="gr40" draw:text-style-name="P4" svg:width="0.8122in" svg:height="0.2669in" svg:x="5.1118in" svg:y="0.8201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699.577735124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3d:scene draw:style-name="gr4" svg:width="0.1004in" svg:height="0.0516in" svg:x="5.3425in" svg:y="0.9484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5" svg:viewBox="0 -7413 1206 635" svg:d="m0-7413v635h1206v-635z"/></dr3d:scene><dr3d:scene draw:style-name="gr6" svg:width="0.0996in" svg:height="0.0516in" svg:x="5.4642in" svg:y="0.9484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7" svg:viewBox="0 -7413 1206 635" svg:d="m0-7413v635h1206v-635z"/></dr3d:scene><dr3d:scene draw:style-name="gr8" svg:width="0.0705in" svg:height="0.0516in" svg:x="5.5925in" svg:y="0.9484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9" svg:viewBox="0 -7858 444 762" svg:d="m8-7096 22-2 23-3 22-6 23-8 22-9 22-12 21-13 21-15 20-17 20-19 20-21 18-22 18-24 17-25 17-27 16-28 14-30 14-31 13-32 12-33 11-34 10-36 9-35 8-37 7-37 5-38 5-39 3-38 2-39 1-39-444-13z"/><dr3d:rotate draw:style-name="gr10" svg:viewBox="0 -7858 444 762" svg:d="m8-7096 22-2 23-3 22-6 23-8 22-9 22-12 21-13 21-15 20-17 20-19 20-21 18-22 18-24 17-25 17-27 16-28 14-30 14-31 13-32 12-33 11-34 10-36 9-35 8-37 7-37 5-38 5-39 3-38 2-39 1-39-444-13z"/></dr3d:scene><dr3d:scene draw:style-name="gr11" svg:width="0.0705in" svg:height="0.0524in" svg:x="5.25in" svg:y="0.9417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0 -7858 444 762" svg:d="m8-7096 22-2 23-3 22-6 23-8 22-9 22-12 21-13 21-15 20-17 20-19 20-21 18-22 18-24 17-25 17-27 16-28 14-30 14-31 13-32 12-33 11-34 10-36 9-35 8-37 7-37 5-38 5-39 3-38 2-39 1-39-444-13z"/><dr3d:rotate draw:style-name="gr13" svg:viewBox="0 -7858 444 762" svg:d="m8-7096 22-2 23-3 22-6 23-8 22-9 22-12 21-13 21-15 20-17 20-19 20-21 18-22 18-24 17-25 17-27 16-28 14-30 14-31 13-32 12-33 11-34 10-36 9-35 8-37 7-37 5-38 5-39 3-38 2-39 1-39-444-13z"/></dr3d:scene><dr3d:scene draw:style-name="gr14" svg:width="0.0705in" svg:height="0.0331in" svg:x="5.3571in" svg:y="0.8445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996in" svg:height="0.0524in" svg:x="5.2854in" svg:y="0.877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13in" svg:height="0.0331in" svg:x="5.4854in" svg:y="0.8445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0996in" svg:height="0.0524in" svg:x="5.4142in" svg:y="0.877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05in" svg:height="0.0331in" svg:x="5.6134in" svg:y="0.8445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004in" svg:height="0.0524in" svg:x="5.5417in" svg:y="0.877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05in" svg:height="0.0331in" svg:x="5.7425in" svg:y="0.8445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004in" svg:height="0.0524in" svg:x="5.6705in" svg:y="0.8772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/draw:g><draw:connector draw:style-name="gr41" draw:text-style-name="P4" draw:type="curve" svg:x1="4.7461in" svg:y1="0.7165in" svg:x2="5.5177in" svg:y2="0.8201in" draw:start-shape="id3" draw:end-shape="id4" svg:d="m6835 1032c0-427 1111-502 1111 149"><text:p/></draw:connector><draw:custom-shape draw:style-name="gr42" draw:text-style-name="P4" draw:id="id5" svg:width="0.4098in" svg:height="0.2394in" svg:x="6.1724in" svg:y="0.7335in"><text:p/><draw:enhanced-geometry svg:viewBox="0 0 21600 21600" draw:glue-points="?f7 0 ?f6 ?f1 0 ?f10 ?f6 21600 ?f4 ?f10 21600 ?f9" draw:path-stretchpoint-x="10800" draw:path-stretchpoint-y="10800" draw:text-areas="0 ?f1 ?f4 ?f12" draw:type="cube" draw:modifiers="16098.113207547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onnector draw:style-name="gr43" draw:text-style-name="P4" draw:type="curve" svg:x1="6.7287in" svg:y1="0.4346in" svg:x2="6.4669in" svg:y2="0.7335in" draw:end-shape="id5" draw:end-glue-point="4" svg:d="m9690 626c0 109-377-105-377 430"><text:p/></draw:connector><draw:connector draw:style-name="gr44" draw:text-style-name="P4" draw:type="curve" svg:x1="6.2878in" svg:y1="0.972in" svg:x2="5.5177in" svg:y2="1.0866in" draw:start-shape="id5" draw:start-glue-point="7" draw:end-shape="id4" svg:d="m9055 1400c0 675-1109 592-1109 165"><text:p/></draw:connector></draw:g></draw:g>Save some money:</text:p>
      <text:p text:style-name="Standard"/>
      <text:p text:style-name="Standard">S9.6 let's you keep using your legacy equipment by bridging to it and integrating it into the LCB. <text:s/>For example, you can feed DCC accessory commands onto the LCB. <text:s text:c="2"/></text:p>
      <text:p text:style-name="Standard"/>
      <text:p text:style-name="Standard"/>
      <text:p text:style-name="P3">When things are complex:</text:p>
      <text:p text:style-name="Standard"><draw:frame draw:style-name="fr1" draw:name="Frame3" text:anchor-type="paragraph" svg:x="4.2799in" svg:y="0.0909in" svg:width="2.5937in" draw:z-index="4"><draw:text-box fo:min-height="1.2528in"><text:p text:style-name="Frame_20_contents"/></draw:text-box></draw:frame><draw:g text:anchor-type="paragraph" draw:z-index="5" draw:style-name="gr1"><draw:g draw:style-name="gr2"><draw:g draw:style-name="gr2" draw:id="id6"><draw:custom-shape draw:style-name="gr45" draw:text-style-name="P4" svg:width="0.837in" svg:height="0.1996in" svg:x="4.7665in" svg:y="0.4114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699.577735124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3d:scene draw:style-name="gr4" svg:width="0.1031in" svg:height="0.0394in" svg:x="5.0047in" svg:y="0.5071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5" svg:viewBox="0 -7413 1206 635" svg:d="m0-7413v635h1206v-635z"/></dr3d:scene><dr3d:scene draw:style-name="gr6" svg:width="0.1031in" svg:height="0.0394in" svg:x="5.1299in" svg:y="0.5071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7" svg:viewBox="0 -7413 1206 635" svg:d="m0-7413v635h1206v-635z"/></dr3d:scene><dr3d:scene draw:style-name="gr8" svg:width="0.0724in" svg:height="0.0394in" svg:x="5.2618in" svg:y="0.507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9" svg:viewBox="0 -7858 444 762" svg:d="m8-7096 22-2 23-3 22-6 23-8 22-9 22-12 21-13 21-15 20-17 20-19 20-21 18-22 18-24 17-25 17-27 16-28 14-30 14-31 13-32 12-33 11-34 10-36 9-35 8-37 7-37 5-38 5-39 3-38 2-39 1-39-444-13z"/><dr3d:rotate draw:style-name="gr10" svg:viewBox="0 -7858 444 762" svg:d="m8-7096 22-2 23-3 22-6 23-8 22-9 22-12 21-13 21-15 20-17 20-19 20-21 18-22 18-24 17-25 17-27 16-28 14-30 14-31 13-32 12-33 11-34 10-36 9-35 8-37 7-37 5-38 5-39 3-38 2-39 1-39-444-13z"/></dr3d:scene><dr3d:scene draw:style-name="gr11" svg:width="0.0724in" svg:height="0.0394in" svg:x="4.9094in" svg:y="0.5024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0 -7858 444 762" svg:d="m8-7096 22-2 23-3 22-6 23-8 22-9 22-12 21-13 21-15 20-17 20-19 20-21 18-22 18-24 17-25 17-27 16-28 14-30 14-31 13-32 12-33 11-34 10-36 9-35 8-37 7-37 5-38 5-39 3-38 2-39 1-39-444-13z"/><dr3d:rotate draw:style-name="gr13" svg:viewBox="0 -7858 444 762" svg:d="m8-7096 22-2 23-3 22-6 23-8 22-9 22-12 21-13 21-15 20-17 20-19 20-21 18-22 18-24 17-25 17-27 16-28 14-30 14-31 13-32 12-33 11-34 10-36 9-35 8-37 7-37 5-38 5-39 3-38 2-39 1-39-444-13z"/></dr3d:scene><dr3d:scene draw:style-name="gr14" svg:width="0.0724in" svg:height="0.0248in" svg:x="5.0193in" svg:y="0.429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031in" svg:height="0.0394in" svg:x="4.9457in" svg:y="0.453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24in" svg:height="0.0248in" svg:x="5.1528in" svg:y="0.429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024in" svg:height="0.0394in" svg:x="5.0783in" svg:y="0.453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32in" svg:height="0.0248in" svg:x="5.2831in" svg:y="0.429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031in" svg:height="0.0394in" svg:x="5.2102in" svg:y="0.453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24in" svg:height="0.0248in" svg:x="5.4165in" svg:y="0.429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031in" svg:height="0.0394in" svg:x="5.3421in" svg:y="0.453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/draw:g><draw:g draw:style-name="gr2" draw:id="id7"><draw:custom-shape draw:style-name="gr46" draw:text-style-name="P4" svg:width="0.8362in" svg:height="0.2004in" svg:x="5.5618in" svg:y="0.489in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699.5777351248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3d:scene draw:style-name="gr4" svg:width="0.1031in" svg:height="0.0394in" svg:x="5.8in" svg:y="0.5854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5" svg:viewBox="0 -7413 1206 635" svg:d="m0-7413v635h1206v-635z"/></dr3d:scene><dr3d:scene draw:style-name="gr6" svg:width="0.1031in" svg:height="0.0394in" svg:x="5.9244in" svg:y="0.5854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7" svg:viewBox="0 -7413 1206 635" svg:d="m0-7413v635h1206v-635z"/></dr3d:scene><dr3d:scene draw:style-name="gr8" svg:width="0.0724in" svg:height="0.0398in" svg:x="6.0567in" svg:y="0.585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9" svg:viewBox="0 -7858 444 762" svg:d="m8-7096 22-2 23-3 22-6 23-8 22-9 22-12 21-13 21-15 20-17 20-19 20-21 18-22 18-24 17-25 17-27 16-28 14-30 14-31 13-32 12-33 11-34 10-36 9-35 8-37 7-37 5-38 5-39 3-38 2-39 1-39-444-13z"/><dr3d:rotate draw:style-name="gr10" svg:viewBox="0 -7858 444 762" svg:d="m8-7096 22-2 23-3 22-6 23-8 22-9 22-12 21-13 21-15 20-17 20-19 20-21 18-22 18-24 17-25 17-27 16-28 14-30 14-31 13-32 12-33 11-34 10-36 9-35 8-37 7-37 5-38 5-39 3-38 2-39 1-39-444-13z"/></dr3d:scene><dr3d:scene draw:style-name="gr11" svg:width="0.0732in" svg:height="0.0398in" svg:x="5.7039in" svg:y="0.5799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2" svg:viewBox="0 -7858 444 762" svg:d="m8-7096 22-2 23-3 22-6 23-8 22-9 22-12 21-13 21-15 20-17 20-19 20-21 18-22 18-24 17-25 17-27 16-28 14-30 14-31 13-32 12-33 11-34 10-36 9-35 8-37 7-37 5-38 5-39 3-38 2-39 1-39-444-13z"/><dr3d:rotate draw:style-name="gr13" svg:viewBox="0 -7858 444 762" svg:d="m8-7096 22-2 23-3 22-6 23-8 22-9 22-12 21-13 21-15 20-17 20-19 20-21 18-22 18-24 17-25 17-27 16-28 14-30 14-31 13-32 12-33 11-34 10-36 9-35 8-37 7-37 5-38 5-39 3-38 2-39 1-39-444-13z"/></dr3d:scene><dr3d:scene draw:style-name="gr14" svg:width="0.0724in" svg:height="0.0248in" svg:x="5.8146in" svg:y="0.507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024in" svg:height="0.0398in" svg:x="5.7409in" svg:y="0.531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24in" svg:height="0.0248in" svg:x="5.9472in" svg:y="0.507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024in" svg:height="0.0398in" svg:x="5.8736in" svg:y="0.531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24in" svg:height="0.0248in" svg:x="6.0783in" svg:y="0.507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031in" svg:height="0.0398in" svg:x="6.0047in" svg:y="0.531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dr3d:scene draw:style-name="gr14" svg:width="0.0724in" svg:height="0.0248in" svg:x="6.2118in" svg:y="0.5071in" dr3d:transform="matrix (1 0 0 0 0.939692620785931 0.342020143325607 0 -0.342020143325607 0.939692620785931 0in 2.766173907723in 1.00680496521479in)" dr3d:vrp="(0 0 3439.42857142857)" dr3d:vpn="(0 0 2551.42857142857)" dr3d:projection="perspective" dr3d:distance="0.6165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5" svg:viewBox="0 -7858 444 762" svg:d="m8-7096 22-2 23-3 22-6 23-8 22-9 22-12 21-13 21-15 20-17 20-19 20-21 18-22 18-24 17-25 17-27 16-28 14-30 14-31 13-32 12-33 11-34 10-36 9-35 8-37 7-37 5-38 5-39 3-38 2-39 1-39-444-13z"/><dr3d:rotate draw:style-name="gr16" svg:viewBox="0 -7858 444 762" svg:d="m8-7096 22-2 23-3 22-6 23-8 22-9 22-12 21-13 21-15 20-17 20-19 20-21 18-22 18-24 17-25 17-27 16-28 14-30 14-31 13-32 12-33 11-34 10-36 9-35 8-37 7-37 5-38 5-39 3-38 2-39 1-39-444-13z"/></dr3d:scene><dr3d:scene draw:style-name="gr17" svg:width="0.1024in" svg:height="0.0398in" svg:x="6.1374in" svg:y="0.5315in" dr3d:transform="matrix (1 0 0 0 0.939692620785931 0.342020143325607 0 -0.342020143325607 0.939692620785931 0in 2.62503503574274in 0.955434616916079in)" dr3d:vrp="(0 0 9306.28571428571)" dr3d:vpn="(0 0 6894.28571428571)" dr3d:projection="perspective" dr3d:distance="1.6752in" dr3d:focal-length="6.9445in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8" svg:viewBox="0 -7413 1206 635" svg:d="m0-7413v635h1206v-635z"/></dr3d:scene></draw:g><draw:connector draw:style-name="gr47" draw:text-style-name="P4" draw:type="curve" svg:x1="5.1846in" svg:y1="0.411in" svg:x2="5.9799in" svg:y2="0.489in" draw:start-shape="id6" draw:end-shape="id7" svg:d="m7466 592c0-427 1145-483 1145 112"><text:p/></draw:connector></draw:g><draw:custom-shape draw:style-name="gr48" draw:text-style-name="P4" svg:width="0.8287in" svg:height="0.1016in" svg:x="4.6728in" svg:y="1.0654in"><text:p/><draw:enhanced-geometry svg:viewBox="0 0 21600 21600" draw:glue-points="?f7 0 ?f6 ?f1 0 ?f10 ?f6 21600 ?f4 ?f10 21600 ?f9" draw:path-stretchpoint-x="10800" draw:path-stretchpoint-y="10800" draw:text-areas="0 ?f1 ?f4 ?f12" draw:type="cube" draw:modifiers="19997.0014992504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draw:style-name="gr49" draw:text-style-name="P4" draw:id="id8" svg:width="0.6768in" svg:height="0.2835in" svg:x="4.8421in" svg:y="0.7819in"><text:p/><draw:enhanced-geometry svg:viewBox="0 0 21600 21600" draw:glue-points="?f7 0 ?f6 ?f1 0 ?f10 ?f6 21600 ?f4 ?f10 21600 ?f9" draw:path-stretchpoint-x="10800" draw:path-stretchpoint-y="10800" draw:text-areas="0 ?f1 ?f4 ?f12" draw:type="cube" draw:modifiers="1299.24812030075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onnector draw:style-name="gr50" draw:text-style-name="P4" draw:type="curve" svg:x1="5.5185in" svg:y1="0.924in" svg:x2="5.5406in" svg:y2="0.687in" draw:start-shape="id8" svg:d="m7946 1331c426 0 410-341 32-341"><text:p/></draw:connector></draw:g></text:p>
      <text:p text:style-name="Standard">S9.6 lets you connect one or computers to the LCB to let you configure, debug, or operate your layou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0-07-22T22:33:09</meta:creation-date>
    <meta:document-statistic meta:table-count="0" meta:image-count="0" meta:object-count="0" meta:page-count="2" meta:paragraph-count="15" meta:word-count="350" meta:character-count="2109"/>
    <dc:date>2010-07-23T00:02:45</dc:date>
    <dc:creator>David Harris</dc:creator>
    <meta:editing-duration>PT00H14M11S</meta:editing-duration>
    <meta:editing-cycles>1</meta:editing-cycles>
    <meta:generator>OpenOffice.org/3.2$Unix OpenOffice.org_project/320m18$Build-9502</meta:generator>
  </office:meta>
</office:document-meta>
</file>